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0.7689in"/>
    </style:style>
    <style:style style:name="co5" style:family="table-column">
      <style:table-column-properties fo:break-before="auto" style:column-width="2.4181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1.7846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3.4957in"/>
    </style:style>
    <style:style style:name="co10" style:family="table-column">
      <style:table-column-properties fo:break-before="auto" style:column-width="4.1665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1.5228in"/>
    </style:style>
    <style:style style:name="co13" style:family="table-column">
      <style:table-column-properties fo:break-before="auto" style:column-width="0.802in"/>
    </style:style>
    <style:style style:name="co14" style:family="table-column">
      <style:table-column-properties fo:break-before="auto" style:column-width="1.2346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0.7937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0.8398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1.7654in"/>
    </style:style>
    <style:style style:name="co21" style:family="table-column">
      <style:table-column-properties fo:break-before="auto" style:column-width="1.2445in"/>
    </style:style>
    <style:style style:name="co22" style:family="table-column">
      <style:table-column-properties fo:break-before="auto" style:column-width="2.8654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0.7717in"/>
    </style:style>
    <style:style style:name="co25" style:family="table-column">
      <style:table-column-properties fo:break-before="auto" style:column-width="2.3252in"/>
    </style:style>
    <style:style style:name="co26" style:family="table-column">
      <style:table-column-properties fo:break-before="auto" style:column-width="0.4047in"/>
    </style:style>
    <style:style style:name="co27" style:family="table-column">
      <style:table-column-properties fo:break-before="auto" style:column-width="2.2283in"/>
    </style:style>
    <style:style style:name="co28" style:family="table-column">
      <style:table-column-properties fo:break-before="auto" style:column-width="0.3862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2252in"/>
    </style:style>
    <style:style style:name="co31" style:family="table-column">
      <style:table-column-properties fo:break-before="auto" style:column-width="0.3189in"/>
    </style:style>
    <style:style style:name="co32" style:family="table-column">
      <style:table-column-properties fo:break-before="auto" style:column-width="0.3472in"/>
    </style:style>
    <style:style style:name="co33" style:family="table-column">
      <style:table-column-properties fo:break-before="auto" style:column-width="2.4118in"/>
    </style:style>
    <style:style style:name="co34" style:family="table-column">
      <style:table-column-properties fo:break-before="auto" style:column-width="1.5118in"/>
    </style:style>
    <style:style style:name="co35" style:family="table-column">
      <style:table-column-properties fo:break-before="auto" style:column-width="3.3591in"/>
    </style:style>
    <style:style style:name="co36" style:family="table-column">
      <style:table-column-properties fo:break-before="auto" style:column-width="2.5484in"/>
    </style:style>
    <style:style style:name="co37" style:family="table-column">
      <style:table-column-properties fo:break-before="auto" style:column-width="2.0063in"/>
    </style:style>
    <style:style style:name="co38" style:family="table-column">
      <style:table-column-properties fo:break-before="auto" style:column-width="3.8008in"/>
    </style:style>
    <style:style style:name="co39" style:family="table-column">
      <style:table-column-properties fo:break-before="auto" style:column-width="0.6945in"/>
    </style:style>
    <style:style style:name="co40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79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4583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6909in" fo:break-before="auto" style:use-optimal-row-height="false"/>
    </style:style>
    <style:style style:name="ro10" style:family="table-row">
      <style:table-row-properties style:row-height="0.2453in" fo:break-before="auto" style:use-optimal-row-height="tru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178in" fo:break-before="auto" style:use-optimal-row-height="false"/>
    </style:style>
    <style:style style:name="ro13" style:family="table-row">
      <style:table-row-properties style:row-height="0.252in" fo:break-before="auto" style:use-optimal-row-height="true"/>
    </style:style>
    <style:style style:name="ro14" style:family="table-row">
      <style:table-row-properties style:row-height="0.3173in" fo:break-before="auto" style:use-optimal-row-height="false"/>
    </style:style>
    <style:style style:name="ro15" style:family="table-row">
      <style:table-row-properties style:row-height="0.322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Song_20_List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15" style:family="table-cell" style:parent-style-name="Default">
      <style:table-cell-properties fo:background-color="#fafafa" style:text-align-source="fix" style:repeat-content="false" fo:wrap-option="wrap" fo:padding-bottom="0.0693in" fo:padding-left="0.1252in" fo:padding-right="0.0693in" fo:padding-top="0.1252in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62828" style:text-align-source="fix" style:repeat-content="false" fo:wrap-option="wrap" fo:padding-bottom="0.0693in" fo:padding-left="0.1252in" fo:padding-right="0.0693in" fo:padding-top="0.1252in" style:vertical-align="top"/>
      <style:paragraph-properties fo:text-align="start" fo:margin-left="0in"/>
      <style:text-properties fo:color="#fffde7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75757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693in" fo:padding-left="0.1252in" fo:padding-right="0.0693in" fo:padding-top="0.1252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283593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fo:color="#283593"/>
    </style:style>
    <style:style style:name="ce38" style:family="table-cell" style:parent-style-name="Default">
      <style:table-cell-properties style:glyph-orientation-vertical="0" fo:border-bottom="none" fo:background-color="#d84315" style:diagonal-bl-tr="none" style:diagonal-tl-br="none" style:text-align-source="fix" style:repeat-content="false" fo:wrap-option="wrap" fo:border-left="0.74pt solid #ffffff" style:direction="ltr" fo:padding-bottom="0.0693in" fo:padding-left="0.1252in" fo:padding-right="0.0693in" fo:padding-top="0.1252in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afafa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693in" fo:padding-left="0.1252in" fo:padding-right="0.0693in" fo:padding-top="0.1252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693in" fo:padding-left="0.1252in" fo:padding-right="0.0693in" fo:padding-top="0.1252in" fo:border-right="1.5pt solid #000000" style:rotation-angle="0" style:rotation-align="none" style:shrink-to-fit="false" fo:border-top="0.74pt solid #616161" style:vertical-align="top" loext:vertical-justify="auto"/>
      <style:paragraph-properties fo:text-align="start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b71c1c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MAIN.B5">
          <table:error-message table:message-type="stop" table:display="true"/>
        </table:content-validation>
        <table:content-validation table:name="val2" table:condition="of:cell-content-is-in-list(US_States)" table:allow-empty-cell="true" table:display-list="sort-ascending" table:base-cell-address="MAIN.H5">
          <table:error-message table:message-type="stop" table:display="true"/>
        </table:content-validation>
        <table:content-validation table:name="val3" table:base-cell-address="MAIN.B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X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Z5">
          <table:error-message table:message-type="stop" table:display="true"/>
        </table:content-validation>
        <table:content-validation table:name="val6" table:condition="of:cell-content-is-in-list(#NAME?)" table:allow-empty-cell="true" table:display-list="sort-ascending" table:base-cell-address="MAIN.D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6-17" calcext:value-type="date">
            <text:p>June 17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Purpose</text:p>
          </table:table-cell>
          <table:table-cell table:style-name="ce11" office:value-type="string" calcext:value-type="string" table:number-columns-spanned="6" table:number-rows-spanned="1">
            <text:p>This spreadsheet lists YouTube, Rumble, and other streaming channels and associated data points. </text:p>
          </table:table-cell>
          <table:covered-table-cell table:number-columns-repeated="2" table:style-name="ce5"/>
          <table:covered-table-cell table:number-columns-repeated="3" table:style-name="ce7"/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NOTES:</text:p>
          </table:table-cell>
          <table:table-cell table:style-name="ce5"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7" table:number-columns-repeated="3"/>
          <table:table-cell table:number-columns-repeated="1017"/>
        </table:table-row>
        <table:table-row table:style-name="ro4" table:number-rows-repeated="6">
          <table:table-cell table:style-name="ce7" table:number-columns-repeated="7"/>
          <table:table-cell table:number-columns-repeated="1017"/>
        </table:table-row>
        <table:table-row table:style-name="ro4" table:number-rows-repeated="10">
          <table:table-cell table:number-columns-repeated="1024"/>
        </table:table-row>
        <table:table-row table:style-name="ro5" table:number-rows-repeated="2">
          <table:table-cell table:style-name="ce6"/>
          <table:table-cell table:number-columns-repeated="1023"/>
        </table:table-row>
        <table:table-row table:style-name="ro6" table:number-rows-repeated="8">
          <table:table-cell table:number-columns-repeated="1024"/>
        </table:table-row>
        <table:table-row table:style-name="ro5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995" table:default-cell-style-name="Default"/>
        <table:table-row table:style-name="ro7">
          <table:table-cell table:style-name="ce13"/>
          <table:table-cell table:style-name="ce13" office:value-type="string" calcext:value-type="string">
            <text:p>YouTube Channels for Homesteading</text:p>
          </table:table-cell>
          <table:table-cell table:style-name="ce13" table:number-columns-repeated="16"/>
          <table:table-cell table:style-name="ce52" table:number-columns-repeated="3"/>
          <table:table-cell table:style-name="ce61" office:value-type="string" calcext:value-type="string">
            <text:p>AS OF: </text:p>
          </table:table-cell>
          <table:table-cell table:style-name="ce65" table:formula="of:=[$Instructions.G1]" office:value-type="date" office:date-value="2024-06-17" calcext:value-type="date">
            <text:p>June 17, 2024</text:p>
          </table:table-cell>
          <table:table-cell table:style-name="ce61" office:value-type="string" calcext:value-type="string">
            <text:p>TODAY:</text:p>
          </table:table-cell>
          <table:table-cell table:style-name="ce82" table:formula="of:=TODAY()" office:value-type="date" office:date-value="2024-06-18" calcext:value-type="date">
            <text:p>June 18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993"/>
        </table:table-row>
        <table:table-row table:style-name="ro5">
          <table:table-cell table:style-name="ce6" table:number-columns-repeated="31"/>
          <table:table-cell table:number-columns-repeated="993"/>
        </table:table-row>
        <table:table-row table:style-name="ro8">
          <table:table-cell table:number-columns-repeated="4"/>
          <table:table-cell table:style-name="ce29" office:value-type="string" calcext:value-type="string" table:number-columns-spanned="5" table:number-rows-spanned="1">
            <text:p>LOCATION</text:p>
          </table:table-cell>
          <table:covered-table-cell table:number-columns-repeated="2" table:style-name="ce34"/>
          <table:covered-table-cell table:number-columns-repeated="2"/>
          <table:table-cell table:number-columns-repeated="3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993"/>
        </table:table-row>
        <table:table-row table:style-name="ro9">
          <table:table-cell table:style-name="ce15" office:value-type="string" calcext:value-type="string">
            <text:p>IDX</text:p>
          </table:table-cell>
          <table:table-cell table:style-name="ce23" office:value-type="string" calcext:value-type="string">
            <text:p>CHANNEL NAME</text:p>
          </table:table-cell>
          <table:table-cell table:style-name="ce23" office:value-type="string" calcext:value-type="string">
            <text:p>LINK</text:p>
          </table:table-cell>
          <table:table-cell table:style-name="ce23" office:value-type="string" calcext:value-type="string">
            <text:p>HOST</text:p>
          </table:table-cell>
          <table:table-cell table:style-name="ce33" office:value-type="string" calcext:value-type="string">
            <text:p>COUNTRY</text:p>
          </table:table-cell>
          <table:table-cell table:style-name="ce33" office:value-type="string" calcext:value-type="string">
            <text:p>REGION</text:p>
          </table:table-cell>
          <table:table-cell table:style-name="ce33" office:value-type="string" calcext:value-type="string">
            <text:p>SUB-REGION</text:p>
          </table:table-cell>
          <table:table-cell table:style-name="ce33" office:value-type="string" calcext:value-type="string">
            <text:p>STATE</text:p>
          </table:table-cell>
          <table:table-cell table:style-name="ce33" office:value-type="string" calcext:value-type="string">
            <text:p>CITY</text:p>
          </table:table-cell>
          <table:table-cell table:style-name="ce38" table:number-columns-repeated="3"/>
          <table:table-cell table:style-name="ce42" table:number-columns-repeated="2"/>
          <table:table-cell table:style-name="ce46"/>
          <table:table-cell table:style-name="ce33" table:number-columns-repeated="4"/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995"/>
        </table:table-row>
        <table:table-row table:style-name="ro10">
          <table:table-cell table:style-name="ce97" office:value-type="float" office:value="1" calcext:value-type="float">
            <text:p>001</text:p>
          </table:table-cell>
          <table:table-cell table:style-name="ce25" table:content-validation-name="val1" office:value-type="string" calcext:value-type="string">
            <text:p>The Millennial Gardener</text:p>
          </table:table-cell>
          <table:table-cell table:style-name="ce25" table:content-validation-name="val1" office:value-type="string" calcext:value-type="string">
            <text:p>https://www.youtube.com/@TheMillennialGardener</text:p>
          </table:table-cell>
          <table:table-cell table:style-name="ce27" table:content-validation-name="val1"/>
          <table:table-cell table:style-name="ce27" table:content-validation-name="val1" office:value-type="string" calcext:value-type="string">
            <text:p>USA</text:p>
          </table:table-cell>
          <table:table-cell table:style-name="ce27" table:content-validation-name="val1" table:number-columns-repeated="2"/>
          <table:table-cell table:style-name="ce36" table:content-validation-name="val2" office:value-type="string" calcext:value-type="string">
            <text:p>North Carolina (NC)</text:p>
          </table:table-cell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6]&lt;&gt;&quot;&quot;;[.A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content-validation-name="val1" table:number-columns-repeated="9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7]&lt;&gt;&quot;&quot;;[.A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8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8]&lt;&gt;&quot;&quot;;[.A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9]&lt;&gt;&quot;&quot;;[.A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8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0]&lt;&gt;&quot;&quot;;[.A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1]&lt;&gt;&quot;&quot;;[.A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content-validation-name="val1" table:number-columns-repeated="9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2]&lt;&gt;&quot;&quot;;[.A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3]&lt;&gt;&quot;&quot;;[.A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4]&lt;&gt;&quot;&quot;;[.A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5]&lt;&gt;&quot;&quot;;[.A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6]&lt;&gt;&quot;&quot;;[.A15]+1;&quot;&quot;)">
            <text:p/>
          </table:table-cell>
          <table:table-cell table:content-validation-name="val1" table:number-columns-repeated="6"/>
          <table:table-cell table:style-name="ce37" table:content-validation-name="val2"/>
          <table:table-cell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7]&lt;&gt;&quot;&quot;;[.A16]+1;&quot;&quot;)">
            <text:p/>
          </table:table-cell>
          <table:table-cell table:content-validation-name="val1" table:number-columns-repeated="6"/>
          <table:table-cell table:style-name="ce37" table:content-validation-name="val2"/>
          <table:table-cell table:content-validation-name="val1" table:number-columns-repeated="6"/>
          <table:table-cell table:style-name="ce39" table:content-validation-name="val1"/>
          <table:table-cell table:content-validation-name="val1" table:number-columns-repeated="4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8]&lt;&gt;&quot;&quot;;[.A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19]&lt;&gt;&quot;&quot;;[.A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content-validation-name="val1" table:number-columns-repeated="9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0]&lt;&gt;&quot;&quot;;[.A19]+1;&quot;&quot;)">
            <text:p/>
          </table:table-cell>
          <table:table-cell table:content-validation-name="val1" table:number-columns-repeated="6"/>
          <table:table-cell table:style-name="ce37" table:content-validation-name="val2"/>
          <table:table-cell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1]&lt;&gt;&quot;&quot;;[.A20]+1;&quot;&quot;)">
            <text:p/>
          </table:table-cell>
          <table:table-cell table:content-validation-name="val1" table:number-columns-repeated="6"/>
          <table:table-cell table:style-name="ce37" table:content-validation-name="val2"/>
          <table:table-cell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2]&lt;&gt;&quot;&quot;;[.A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3]&lt;&gt;&quot;&quot;;[.A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4]&lt;&gt;&quot;&quot;;[.A2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2"/>
          <table:table-cell table:style-name="ce27" table:content-validation-name="val1" table:number-columns-repeated="2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5]&lt;&gt;&quot;&quot;;[.A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4"/>
          <table:table-cell table:style-name="ce36" table:content-validation-name="val1"/>
          <table:table-cell table:style-name="ce27" table:content-validation-name="val1" table:number-columns-repeated="2"/>
          <table:table-cell table:style-name="ce39" table:content-validation-name="val1" table:number-columns-repeated="8"/>
          <table:table-cell table:style-name="ce48" table:content-validation-name="val1"/>
          <table:table-cell table:style-name="ce53"/>
          <table:table-cell table:style-name="ce55"/>
          <table:table-cell table:style-name="ce59"/>
          <table:table-cell table:style-name="ce87"/>
          <table:table-cell table:style-name="ce55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6]&lt;&gt;&quot;&quot;;[.A25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7]&lt;&gt;&quot;&quot;;[.A26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8]&lt;&gt;&quot;&quot;;[.A27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3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5">
          <table:table-cell table:style-name="ce97" table:formula="of:=IF([.B29]&lt;&gt;&quot;&quot;;[.A28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style-name="ce51"/>
          <table:table-cell table:style-name="ce54"/>
          <table:table-cell table:style-name="ce58"/>
          <table:table-cell table:style-name="ce62"/>
          <table:table-cell table:style-name="ce66" table:content-validation-name="val4"/>
          <table:table-cell table:style-name="ce72"/>
          <table:table-cell table:style-name="ce73" table:content-validation-name="val5"/>
          <table:table-cell table:style-name="ce85"/>
          <table:table-cell table:style-name="ce88"/>
          <table:table-cell table:style-name="ce86"/>
          <table:table-cell table:number-columns-repeated="995"/>
        </table:table-row>
        <table:table-row table:style-name="ro11">
          <table:table-cell table:style-name="ce97" table:formula="of:=IF([.B30]&lt;&gt;&quot;&quot;;[.A2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8"/>
          <table:table-cell table:style-name="ce85"/>
          <table:table-cell table:number-columns-repeated="996"/>
        </table:table-row>
        <table:table-row table:style-name="ro5">
          <table:table-cell table:style-name="ce97" table:formula="of:=IF([.B31]&lt;&gt;&quot;&quot;;[.A3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8"/>
          <table:table-cell table:style-name="ce85"/>
          <table:table-cell table:number-columns-repeated="996"/>
        </table:table-row>
        <table:table-row table:style-name="ro6">
          <table:table-cell table:style-name="ce97" table:formula="of:=IF([.B32]&lt;&gt;&quot;&quot;;[.A3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]&lt;&gt;&quot;&quot;;[.A3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]&lt;&gt;&quot;&quot;;[.A3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]&lt;&gt;&quot;&quot;;[.A3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6]&lt;&gt;&quot;&quot;;[.A3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7]&lt;&gt;&quot;&quot;;[.A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]&lt;&gt;&quot;&quot;;[.A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9]&lt;&gt;&quot;&quot;;[.A3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]&lt;&gt;&quot;&quot;;[.A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1]&lt;&gt;&quot;&quot;;[.A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]&lt;&gt;&quot;&quot;;[.A4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3]&lt;&gt;&quot;&quot;;[.A4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]&lt;&gt;&quot;&quot;;[.A43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]&lt;&gt;&quot;&quot;;[.A44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]&lt;&gt;&quot;&quot;;[.A45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]&lt;&gt;&quot;&quot;;[.A46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]&lt;&gt;&quot;&quot;;[.A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]&lt;&gt;&quot;&quot;;[.A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]&lt;&gt;&quot;&quot;;[.A4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]&lt;&gt;&quot;&quot;;[.A5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]&lt;&gt;&quot;&quot;;[.A5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]&lt;&gt;&quot;&quot;;[.A5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]&lt;&gt;&quot;&quot;;[.A5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]&lt;&gt;&quot;&quot;;[.A5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]&lt;&gt;&quot;&quot;;[.A5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]&lt;&gt;&quot;&quot;;[.A56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]&lt;&gt;&quot;&quot;;[.A5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9]&lt;&gt;&quot;&quot;;[.A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0]&lt;&gt;&quot;&quot;;[.A5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1]&lt;&gt;&quot;&quot;;[.A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2]&lt;&gt;&quot;&quot;;[.A6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3]&lt;&gt;&quot;&quot;;[.A6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4]&lt;&gt;&quot;&quot;;[.A6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5]&lt;&gt;&quot;&quot;;[.A6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6]&lt;&gt;&quot;&quot;;[.A6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7]&lt;&gt;&quot;&quot;;[.A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8]&lt;&gt;&quot;&quot;;[.A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9]&lt;&gt;&quot;&quot;;[.A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70]&lt;&gt;&quot;&quot;;[.A6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1]&lt;&gt;&quot;&quot;;[.A7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2]&lt;&gt;&quot;&quot;;[.A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3]&lt;&gt;&quot;&quot;;[.A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4]&lt;&gt;&quot;&quot;;[.A7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5]&lt;&gt;&quot;&quot;;[.A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6]&lt;&gt;&quot;&quot;;[.A75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7]&lt;&gt;&quot;&quot;;[.A7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8]&lt;&gt;&quot;&quot;;[.A7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79]&lt;&gt;&quot;&quot;;[.A78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0]&lt;&gt;&quot;&quot;;[.A79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1]&lt;&gt;&quot;&quot;;[.A8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2]&lt;&gt;&quot;&quot;;[.A8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3]&lt;&gt;&quot;&quot;;[.A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4]&lt;&gt;&quot;&quot;;[.A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5]&lt;&gt;&quot;&quot;;[.A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6]&lt;&gt;&quot;&quot;;[.A85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7]&lt;&gt;&quot;&quot;;[.A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8]&lt;&gt;&quot;&quot;;[.A8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89]&lt;&gt;&quot;&quot;;[.A88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0]&lt;&gt;&quot;&quot;;[.A89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1]&lt;&gt;&quot;&quot;;[.A90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2]&lt;&gt;&quot;&quot;;[.A9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3]&lt;&gt;&quot;&quot;;[.A9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4]&lt;&gt;&quot;&quot;;[.A9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5]&lt;&gt;&quot;&quot;;[.A9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6]&lt;&gt;&quot;&quot;;[.A9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7]&lt;&gt;&quot;&quot;;[.A9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8]&lt;&gt;&quot;&quot;;[.A9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99]&lt;&gt;&quot;&quot;;[.A98]+1;&quot;&quot;)">
            <text:p/>
          </table:table-cell>
          <table:table-cell table:content-validation-name="val1" table:number-columns-repeated="9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0]&lt;&gt;&quot;&quot;;[.A9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1]&lt;&gt;&quot;&quot;;[.A1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2]&lt;&gt;&quot;&quot;;[.A1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3]&lt;&gt;&quot;&quot;;[.A10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4]&lt;&gt;&quot;&quot;;[.A10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5]&lt;&gt;&quot;&quot;;[.A10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6]&lt;&gt;&quot;&quot;;[.A10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7]&lt;&gt;&quot;&quot;;[.A10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8]&lt;&gt;&quot;&quot;;[.A1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09]&lt;&gt;&quot;&quot;;[.A10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0]&lt;&gt;&quot;&quot;;[.A10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1]&lt;&gt;&quot;&quot;;[.A1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2]&lt;&gt;&quot;&quot;;[.A1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3]&lt;&gt;&quot;&quot;;[.A1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4]&lt;&gt;&quot;&quot;;[.A1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5]&lt;&gt;&quot;&quot;;[.A11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16]&lt;&gt;&quot;&quot;;[.A11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7]&lt;&gt;&quot;&quot;;[.A11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18]&lt;&gt;&quot;&quot;;[.A1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19]&lt;&gt;&quot;&quot;;[.A1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0]&lt;&gt;&quot;&quot;;[.A11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21]&lt;&gt;&quot;&quot;;[.A12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2]&lt;&gt;&quot;&quot;;[.A1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3]&lt;&gt;&quot;&quot;;[.A1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4]&lt;&gt;&quot;&quot;;[.A12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5]&lt;&gt;&quot;&quot;;[.A1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6]&lt;&gt;&quot;&quot;;[.A12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7]&lt;&gt;&quot;&quot;;[.A12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28]&lt;&gt;&quot;&quot;;[.A12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29]&lt;&gt;&quot;&quot;;[.A12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30]&lt;&gt;&quot;&quot;;[.A12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1]&lt;&gt;&quot;&quot;;[.A13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2]&lt;&gt;&quot;&quot;;[.A13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3]&lt;&gt;&quot;&quot;;[.A13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4]&lt;&gt;&quot;&quot;;[.A13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5]&lt;&gt;&quot;&quot;;[.A13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36]&lt;&gt;&quot;&quot;;[.A13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7]&lt;&gt;&quot;&quot;;[.A1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8]&lt;&gt;&quot;&quot;;[.A1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39]&lt;&gt;&quot;&quot;;[.A13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0]&lt;&gt;&quot;&quot;;[.A1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1]&lt;&gt;&quot;&quot;;[.A1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42]&lt;&gt;&quot;&quot;;[.A14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3]&lt;&gt;&quot;&quot;;[.A14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4]&lt;&gt;&quot;&quot;;[.A14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5]&lt;&gt;&quot;&quot;;[.A14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6]&lt;&gt;&quot;&quot;;[.A14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7]&lt;&gt;&quot;&quot;;[.A14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48]&lt;&gt;&quot;&quot;;[.A1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49]&lt;&gt;&quot;&quot;;[.A1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50]&lt;&gt;&quot;&quot;;[.A14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51]&lt;&gt;&quot;&quot;;[.A15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52]&lt;&gt;&quot;&quot;;[.A15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53]&lt;&gt;&quot;&quot;;[.A15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54]&lt;&gt;&quot;&quot;;[.A15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155]&lt;&gt;&quot;&quot;;[.A15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56]&lt;&gt;&quot;&quot;;[.A15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57]&lt;&gt;&quot;&quot;;[.A15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58]&lt;&gt;&quot;&quot;;[.A15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59]&lt;&gt;&quot;&quot;;[.A1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0]&lt;&gt;&quot;&quot;;[.A15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1]&lt;&gt;&quot;&quot;;[.A1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2]&lt;&gt;&quot;&quot;;[.A16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3]&lt;&gt;&quot;&quot;;[.A16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4]&lt;&gt;&quot;&quot;;[.A16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5]&lt;&gt;&quot;&quot;;[.A16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6]&lt;&gt;&quot;&quot;;[.A16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7]&lt;&gt;&quot;&quot;;[.A1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8]&lt;&gt;&quot;&quot;;[.A1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69]&lt;&gt;&quot;&quot;;[.A1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0]&lt;&gt;&quot;&quot;;[.A16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1]&lt;&gt;&quot;&quot;;[.A17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2]&lt;&gt;&quot;&quot;;[.A1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3]&lt;&gt;&quot;&quot;;[.A1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4]&lt;&gt;&quot;&quot;;[.A17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175]&lt;&gt;&quot;&quot;;[.A1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6]&lt;&gt;&quot;&quot;;[.A17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7]&lt;&gt;&quot;&quot;;[.A17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8]&lt;&gt;&quot;&quot;;[.A17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79]&lt;&gt;&quot;&quot;;[.A17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0]&lt;&gt;&quot;&quot;;[.A17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1]&lt;&gt;&quot;&quot;;[.A18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2]&lt;&gt;&quot;&quot;;[.A18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3]&lt;&gt;&quot;&quot;;[.A1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4]&lt;&gt;&quot;&quot;;[.A1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5]&lt;&gt;&quot;&quot;;[.A1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6]&lt;&gt;&quot;&quot;;[.A18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7]&lt;&gt;&quot;&quot;;[.A1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8]&lt;&gt;&quot;&quot;;[.A18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89]&lt;&gt;&quot;&quot;;[.A18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0]&lt;&gt;&quot;&quot;;[.A18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1]&lt;&gt;&quot;&quot;;[.A19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2]&lt;&gt;&quot;&quot;;[.A19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3]&lt;&gt;&quot;&quot;;[.A19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4]&lt;&gt;&quot;&quot;;[.A19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5]&lt;&gt;&quot;&quot;;[.A19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6]&lt;&gt;&quot;&quot;;[.A19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7]&lt;&gt;&quot;&quot;;[.A19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8]&lt;&gt;&quot;&quot;;[.A19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199]&lt;&gt;&quot;&quot;;[.A19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0]&lt;&gt;&quot;&quot;;[.A19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01]&lt;&gt;&quot;&quot;;[.A2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2]&lt;&gt;&quot;&quot;;[.A2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3]&lt;&gt;&quot;&quot;;[.A20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4]&lt;&gt;&quot;&quot;;[.A20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5]&lt;&gt;&quot;&quot;;[.A20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6]&lt;&gt;&quot;&quot;;[.A20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07]&lt;&gt;&quot;&quot;;[.A20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08]&lt;&gt;&quot;&quot;;[.A2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09]&lt;&gt;&quot;&quot;;[.A20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0]&lt;&gt;&quot;&quot;;[.A20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1]&lt;&gt;&quot;&quot;;[.A2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2]&lt;&gt;&quot;&quot;;[.A2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3]&lt;&gt;&quot;&quot;;[.A2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4]&lt;&gt;&quot;&quot;;[.A2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5]&lt;&gt;&quot;&quot;;[.A2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6]&lt;&gt;&quot;&quot;;[.A21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7]&lt;&gt;&quot;&quot;;[.A21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8]&lt;&gt;&quot;&quot;;[.A2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19]&lt;&gt;&quot;&quot;;[.A2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0]&lt;&gt;&quot;&quot;;[.A21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1]&lt;&gt;&quot;&quot;;[.A22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2]&lt;&gt;&quot;&quot;;[.A2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3]&lt;&gt;&quot;&quot;;[.A2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4]&lt;&gt;&quot;&quot;;[.A22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5]&lt;&gt;&quot;&quot;;[.A2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6]&lt;&gt;&quot;&quot;;[.A22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7]&lt;&gt;&quot;&quot;;[.A22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8]&lt;&gt;&quot;&quot;;[.A22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29]&lt;&gt;&quot;&quot;;[.A22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0]&lt;&gt;&quot;&quot;;[.A22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231]&lt;&gt;&quot;&quot;;[.A23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2]&lt;&gt;&quot;&quot;;[.A23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3]&lt;&gt;&quot;&quot;;[.A23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4]&lt;&gt;&quot;&quot;;[.A23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35]&lt;&gt;&quot;&quot;;[.A23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6]&lt;&gt;&quot;&quot;;[.A23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237]&lt;&gt;&quot;&quot;;[.A2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38]&lt;&gt;&quot;&quot;;[.A2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239]&lt;&gt;&quot;&quot;;[.A23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0]&lt;&gt;&quot;&quot;;[.A2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1]&lt;&gt;&quot;&quot;;[.A2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2]&lt;&gt;&quot;&quot;;[.A24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3]&lt;&gt;&quot;&quot;;[.A24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4]&lt;&gt;&quot;&quot;;[.A24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5]&lt;&gt;&quot;&quot;;[.A24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6]&lt;&gt;&quot;&quot;;[.A24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7]&lt;&gt;&quot;&quot;;[.A24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8]&lt;&gt;&quot;&quot;;[.A2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49]&lt;&gt;&quot;&quot;;[.A2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50]&lt;&gt;&quot;&quot;;[.A24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51]&lt;&gt;&quot;&quot;;[.A25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52]&lt;&gt;&quot;&quot;;[.A25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53]&lt;&gt;&quot;&quot;;[.A25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254]&lt;&gt;&quot;&quot;;[.A25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55]&lt;&gt;&quot;&quot;;[.A25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56]&lt;&gt;&quot;&quot;;[.A25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57]&lt;&gt;&quot;&quot;;[.A25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58]&lt;&gt;&quot;&quot;;[.A25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59]&lt;&gt;&quot;&quot;;[.A2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0]&lt;&gt;&quot;&quot;;[.A25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61]&lt;&gt;&quot;&quot;;[.A2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2]&lt;&gt;&quot;&quot;;[.A26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63]&lt;&gt;&quot;&quot;;[.A262]+1;&quot;&quot;)">
            <text:p/>
          </table:table-cell>
          <table:table-cell table:style-name="ce25" table:content-validation-name="val1" table:number-columns-repeated="2"/>
          <table:table-cell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4]&lt;&gt;&quot;&quot;;[.A263]+1;&quot;&quot;)">
            <text:p/>
          </table:table-cell>
          <table:table-cell table:style-name="ce25" table:content-validation-name="val1" table:number-columns-repeated="2"/>
          <table:table-cell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5]&lt;&gt;&quot;&quot;;[.A26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66]&lt;&gt;&quot;&quot;;[.A26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67]&lt;&gt;&quot;&quot;;[.A2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8]&lt;&gt;&quot;&quot;;[.A2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69]&lt;&gt;&quot;&quot;;[.A2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0]&lt;&gt;&quot;&quot;;[.A26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1]&lt;&gt;&quot;&quot;;[.A27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2]&lt;&gt;&quot;&quot;;[.A2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3]&lt;&gt;&quot;&quot;;[.A2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4]&lt;&gt;&quot;&quot;;[.A27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5]&lt;&gt;&quot;&quot;;[.A2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6]&lt;&gt;&quot;&quot;;[.A27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77]&lt;&gt;&quot;&quot;;[.A27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78]&lt;&gt;&quot;&quot;;[.A27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79]&lt;&gt;&quot;&quot;;[.A27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80]&lt;&gt;&quot;&quot;;[.A27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81]&lt;&gt;&quot;&quot;;[.A28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82]&lt;&gt;&quot;&quot;;[.A28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83]&lt;&gt;&quot;&quot;;[.A2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84]&lt;&gt;&quot;&quot;;[.A2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85]&lt;&gt;&quot;&quot;;[.A2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86]&lt;&gt;&quot;&quot;;[.A28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87]&lt;&gt;&quot;&quot;;[.A2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88]&lt;&gt;&quot;&quot;;[.A28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89]&lt;&gt;&quot;&quot;;[.A28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0]&lt;&gt;&quot;&quot;;[.A28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91]&lt;&gt;&quot;&quot;;[.A29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92]&lt;&gt;&quot;&quot;;[.A29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93]&lt;&gt;&quot;&quot;;[.A29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294]&lt;&gt;&quot;&quot;;[.A29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5]&lt;&gt;&quot;&quot;;[.A29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6]&lt;&gt;&quot;&quot;;[.A29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7]&lt;&gt;&quot;&quot;;[.A29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8]&lt;&gt;&quot;&quot;;[.A29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299]&lt;&gt;&quot;&quot;;[.A29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00]&lt;&gt;&quot;&quot;;[.A29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1]&lt;&gt;&quot;&quot;;[.A3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2]&lt;&gt;&quot;&quot;;[.A3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3]&lt;&gt;&quot;&quot;;[.A30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4]&lt;&gt;&quot;&quot;;[.A30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5]&lt;&gt;&quot;&quot;;[.A30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06]&lt;&gt;&quot;&quot;;[.A30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7]&lt;&gt;&quot;&quot;;[.A30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8]&lt;&gt;&quot;&quot;;[.A3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09]&lt;&gt;&quot;&quot;;[.A30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0]&lt;&gt;&quot;&quot;;[.A30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1]&lt;&gt;&quot;&quot;;[.A31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12]&lt;&gt;&quot;&quot;;[.A3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3]&lt;&gt;&quot;&quot;;[.A3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4]&lt;&gt;&quot;&quot;;[.A3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5]&lt;&gt;&quot;&quot;;[.A3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6]&lt;&gt;&quot;&quot;;[.A31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7]&lt;&gt;&quot;&quot;;[.A31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8]&lt;&gt;&quot;&quot;;[.A3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19]&lt;&gt;&quot;&quot;;[.A3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0]&lt;&gt;&quot;&quot;;[.A31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1]&lt;&gt;&quot;&quot;;[.A32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2]&lt;&gt;&quot;&quot;;[.A3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3]&lt;&gt;&quot;&quot;;[.A3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24]&lt;&gt;&quot;&quot;;[.A32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25]&lt;&gt;&quot;&quot;;[.A3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26]&lt;&gt;&quot;&quot;;[.A32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7]&lt;&gt;&quot;&quot;;[.A32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8]&lt;&gt;&quot;&quot;;[.A32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29]&lt;&gt;&quot;&quot;;[.A32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30]&lt;&gt;&quot;&quot;;[.A32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31]&lt;&gt;&quot;&quot;;[.A33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32]&lt;&gt;&quot;&quot;;[.A33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3]&lt;&gt;&quot;&quot;;[.A33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4]&lt;&gt;&quot;&quot;;[.A33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5]&lt;&gt;&quot;&quot;;[.A33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36]&lt;&gt;&quot;&quot;;[.A33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7]&lt;&gt;&quot;&quot;;[.A3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8]&lt;&gt;&quot;&quot;;[.A3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39]&lt;&gt;&quot;&quot;;[.A33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0]&lt;&gt;&quot;&quot;;[.A3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1]&lt;&gt;&quot;&quot;;[.A3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2]&lt;&gt;&quot;&quot;;[.A34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3]&lt;&gt;&quot;&quot;;[.A34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4]&lt;&gt;&quot;&quot;;[.A34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5]&lt;&gt;&quot;&quot;;[.A34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6]&lt;&gt;&quot;&quot;;[.A34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7]&lt;&gt;&quot;&quot;;[.A34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48]&lt;&gt;&quot;&quot;;[.A3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49]&lt;&gt;&quot;&quot;;[.A3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50]&lt;&gt;&quot;&quot;;[.A34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1]&lt;&gt;&quot;&quot;;[.A35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2]&lt;&gt;&quot;&quot;;[.A35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3]&lt;&gt;&quot;&quot;;[.A35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4]&lt;&gt;&quot;&quot;;[.A35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55]&lt;&gt;&quot;&quot;;[.A35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56]&lt;&gt;&quot;&quot;;[.A35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7]&lt;&gt;&quot;&quot;;[.A35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58]&lt;&gt;&quot;&quot;;[.A35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59]&lt;&gt;&quot;&quot;;[.A3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0]&lt;&gt;&quot;&quot;;[.A35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1]&lt;&gt;&quot;&quot;;[.A3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2]&lt;&gt;&quot;&quot;;[.A36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63]&lt;&gt;&quot;&quot;;[.A36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64]&lt;&gt;&quot;&quot;;[.A36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5]&lt;&gt;&quot;&quot;;[.A36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6]&lt;&gt;&quot;&quot;;[.A36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7]&lt;&gt;&quot;&quot;;[.A3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8]&lt;&gt;&quot;&quot;;[.A3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69]&lt;&gt;&quot;&quot;;[.A3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0]&lt;&gt;&quot;&quot;;[.A36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1]&lt;&gt;&quot;&quot;;[.A37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2]&lt;&gt;&quot;&quot;;[.A3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3]&lt;&gt;&quot;&quot;;[.A3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4]&lt;&gt;&quot;&quot;;[.A37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5]&lt;&gt;&quot;&quot;;[.A3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6]&lt;&gt;&quot;&quot;;[.A37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7]&lt;&gt;&quot;&quot;;[.A37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8]&lt;&gt;&quot;&quot;;[.A37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79]&lt;&gt;&quot;&quot;;[.A37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0]&lt;&gt;&quot;&quot;;[.A37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1]&lt;&gt;&quot;&quot;;[.A38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2]&lt;&gt;&quot;&quot;;[.A38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3]&lt;&gt;&quot;&quot;;[.A3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4]&lt;&gt;&quot;&quot;;[.A3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5]&lt;&gt;&quot;&quot;;[.A3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6]&lt;&gt;&quot;&quot;;[.A38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7]&lt;&gt;&quot;&quot;;[.A3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8]&lt;&gt;&quot;&quot;;[.A38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89]&lt;&gt;&quot;&quot;;[.A38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390]&lt;&gt;&quot;&quot;;[.A38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91]&lt;&gt;&quot;&quot;;[.A39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92]&lt;&gt;&quot;&quot;;[.A39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93]&lt;&gt;&quot;&quot;;[.A39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94]&lt;&gt;&quot;&quot;;[.A39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95]&lt;&gt;&quot;&quot;;[.A39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96]&lt;&gt;&quot;&quot;;[.A39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97]&lt;&gt;&quot;&quot;;[.A39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398]&lt;&gt;&quot;&quot;;[.A39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399]&lt;&gt;&quot;&quot;;[.A39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0]&lt;&gt;&quot;&quot;;[.A39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1]&lt;&gt;&quot;&quot;;[.A4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02]&lt;&gt;&quot;&quot;;[.A4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03]&lt;&gt;&quot;&quot;;[.A40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4]&lt;&gt;&quot;&quot;;[.A40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5]&lt;&gt;&quot;&quot;;[.A40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6]&lt;&gt;&quot;&quot;;[.A40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07]&lt;&gt;&quot;&quot;;[.A40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8]&lt;&gt;&quot;&quot;;[.A4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09]&lt;&gt;&quot;&quot;;[.A40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0]&lt;&gt;&quot;&quot;;[.A40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1]&lt;&gt;&quot;&quot;;[.A4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2]&lt;&gt;&quot;&quot;;[.A4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3]&lt;&gt;&quot;&quot;;[.A4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4]&lt;&gt;&quot;&quot;;[.A4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5]&lt;&gt;&quot;&quot;;[.A4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6]&lt;&gt;&quot;&quot;;[.A41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7]&lt;&gt;&quot;&quot;;[.A41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8]&lt;&gt;&quot;&quot;;[.A4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19]&lt;&gt;&quot;&quot;;[.A4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0]&lt;&gt;&quot;&quot;;[.A41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1]&lt;&gt;&quot;&quot;;[.A42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2]&lt;&gt;&quot;&quot;;[.A4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3]&lt;&gt;&quot;&quot;;[.A4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4]&lt;&gt;&quot;&quot;;[.A42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5]&lt;&gt;&quot;&quot;;[.A4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6]&lt;&gt;&quot;&quot;;[.A42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7]&lt;&gt;&quot;&quot;;[.A42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8]&lt;&gt;&quot;&quot;;[.A42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29]&lt;&gt;&quot;&quot;;[.A42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30]&lt;&gt;&quot;&quot;;[.A42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31]&lt;&gt;&quot;&quot;;[.A43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2]&lt;&gt;&quot;&quot;;[.A43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3]&lt;&gt;&quot;&quot;;[.A43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4]&lt;&gt;&quot;&quot;;[.A43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5]&lt;&gt;&quot;&quot;;[.A43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6]&lt;&gt;&quot;&quot;;[.A43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7]&lt;&gt;&quot;&quot;;[.A4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38]&lt;&gt;&quot;&quot;;[.A4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39]&lt;&gt;&quot;&quot;;[.A43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40]&lt;&gt;&quot;&quot;;[.A4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1]&lt;&gt;&quot;&quot;;[.A4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2]&lt;&gt;&quot;&quot;;[.A44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43]&lt;&gt;&quot;&quot;;[.A44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4]&lt;&gt;&quot;&quot;;[.A44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5]&lt;&gt;&quot;&quot;;[.A44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6]&lt;&gt;&quot;&quot;;[.A44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7]&lt;&gt;&quot;&quot;;[.A44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8]&lt;&gt;&quot;&quot;;[.A4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49]&lt;&gt;&quot;&quot;;[.A4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50]&lt;&gt;&quot;&quot;;[.A44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51]&lt;&gt;&quot;&quot;;[.A45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2]&lt;&gt;&quot;&quot;;[.A45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3]&lt;&gt;&quot;&quot;;[.A45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4]&lt;&gt;&quot;&quot;;[.A45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5]&lt;&gt;&quot;&quot;;[.A45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56]&lt;&gt;&quot;&quot;;[.A45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7]&lt;&gt;&quot;&quot;;[.A45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8]&lt;&gt;&quot;&quot;;[.A45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59]&lt;&gt;&quot;&quot;;[.A4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0]&lt;&gt;&quot;&quot;;[.A45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1]&lt;&gt;&quot;&quot;;[.A4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62]&lt;&gt;&quot;&quot;;[.A46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3]&lt;&gt;&quot;&quot;;[.A46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64]&lt;&gt;&quot;&quot;;[.A46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5]&lt;&gt;&quot;&quot;;[.A46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6]&lt;&gt;&quot;&quot;;[.A46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7]&lt;&gt;&quot;&quot;;[.A4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8]&lt;&gt;&quot;&quot;;[.A4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69]&lt;&gt;&quot;&quot;;[.A4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0]&lt;&gt;&quot;&quot;;[.A46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1]&lt;&gt;&quot;&quot;;[.A47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2]&lt;&gt;&quot;&quot;;[.A4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3]&lt;&gt;&quot;&quot;;[.A4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4]&lt;&gt;&quot;&quot;;[.A47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5]&lt;&gt;&quot;&quot;;[.A4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6]&lt;&gt;&quot;&quot;;[.A47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77]&lt;&gt;&quot;&quot;;[.A47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78]&lt;&gt;&quot;&quot;;[.A47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79]&lt;&gt;&quot;&quot;;[.A47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0]&lt;&gt;&quot;&quot;;[.A47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81]&lt;&gt;&quot;&quot;;[.A48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2]&lt;&gt;&quot;&quot;;[.A48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3]&lt;&gt;&quot;&quot;;[.A4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4]&lt;&gt;&quot;&quot;;[.A4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5]&lt;&gt;&quot;&quot;;[.A4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6]&lt;&gt;&quot;&quot;;[.A48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7]&lt;&gt;&quot;&quot;;[.A4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488]&lt;&gt;&quot;&quot;;[.A48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89]&lt;&gt;&quot;&quot;;[.A48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0]&lt;&gt;&quot;&quot;;[.A48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1]&lt;&gt;&quot;&quot;;[.A49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2]&lt;&gt;&quot;&quot;;[.A49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93]&lt;&gt;&quot;&quot;;[.A49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94]&lt;&gt;&quot;&quot;;[.A49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495]&lt;&gt;&quot;&quot;;[.A49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6]&lt;&gt;&quot;&quot;;[.A49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7]&lt;&gt;&quot;&quot;;[.A49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8]&lt;&gt;&quot;&quot;;[.A49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499]&lt;&gt;&quot;&quot;;[.A49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0]&lt;&gt;&quot;&quot;;[.A49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1]&lt;&gt;&quot;&quot;;[.A5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2]&lt;&gt;&quot;&quot;;[.A5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3]&lt;&gt;&quot;&quot;;[.A50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04]&lt;&gt;&quot;&quot;;[.A50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05]&lt;&gt;&quot;&quot;;[.A50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06]&lt;&gt;&quot;&quot;;[.A50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07]&lt;&gt;&quot;&quot;;[.A50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8]&lt;&gt;&quot;&quot;;[.A5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09]&lt;&gt;&quot;&quot;;[.A50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10]&lt;&gt;&quot;&quot;;[.A50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11]&lt;&gt;&quot;&quot;;[.A5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2]&lt;&gt;&quot;&quot;;[.A5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3]&lt;&gt;&quot;&quot;;[.A5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4]&lt;&gt;&quot;&quot;;[.A5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5]&lt;&gt;&quot;&quot;;[.A5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6]&lt;&gt;&quot;&quot;;[.A51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7]&lt;&gt;&quot;&quot;;[.A51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8]&lt;&gt;&quot;&quot;;[.A51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19]&lt;&gt;&quot;&quot;;[.A51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0]&lt;&gt;&quot;&quot;;[.A51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1]&lt;&gt;&quot;&quot;;[.A52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2]&lt;&gt;&quot;&quot;;[.A52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3]&lt;&gt;&quot;&quot;;[.A52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4]&lt;&gt;&quot;&quot;;[.A52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5]&lt;&gt;&quot;&quot;;[.A52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6]&lt;&gt;&quot;&quot;;[.A52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7]&lt;&gt;&quot;&quot;;[.A52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28]&lt;&gt;&quot;&quot;;[.A52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29]&lt;&gt;&quot;&quot;;[.A52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0]&lt;&gt;&quot;&quot;;[.A52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1]&lt;&gt;&quot;&quot;;[.A53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2]&lt;&gt;&quot;&quot;;[.A53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33]&lt;&gt;&quot;&quot;;[.A53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34]&lt;&gt;&quot;&quot;;[.A53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5]&lt;&gt;&quot;&quot;;[.A53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>
            <table:detective>
              <table:highlighted-range table:marked-invalid="true"/>
            </table:detective>
          </table:table-cell>
          <table:table-cell table:style-name="ce27" table:content-validation-name="val1" table:number-columns-repeated="6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6]&lt;&gt;&quot;&quot;;[.A535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37]&lt;&gt;&quot;&quot;;[.A53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8]&lt;&gt;&quot;&quot;;[.A53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39]&lt;&gt;&quot;&quot;;[.A53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0]&lt;&gt;&quot;&quot;;[.A53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1]&lt;&gt;&quot;&quot;;[.A54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2]&lt;&gt;&quot;&quot;;[.A54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43]&lt;&gt;&quot;&quot;;[.A54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44]&lt;&gt;&quot;&quot;;[.A54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5]&lt;&gt;&quot;&quot;;[.A544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46]&lt;&gt;&quot;&quot;;[.A54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7]&lt;&gt;&quot;&quot;;[.A54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8]&lt;&gt;&quot;&quot;;[.A54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49]&lt;&gt;&quot;&quot;;[.A54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0]&lt;&gt;&quot;&quot;;[.A54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51]&lt;&gt;&quot;&quot;;[.A55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52]&lt;&gt;&quot;&quot;;[.A551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53]&lt;&gt;&quot;&quot;;[.A55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54]&lt;&gt;&quot;&quot;;[.A55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5]&lt;&gt;&quot;&quot;;[.A55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6]&lt;&gt;&quot;&quot;;[.A55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7]&lt;&gt;&quot;&quot;;[.A55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8]&lt;&gt;&quot;&quot;;[.A55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59]&lt;&gt;&quot;&quot;;[.A55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0]&lt;&gt;&quot;&quot;;[.A55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1]&lt;&gt;&quot;&quot;;[.A56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2]&lt;&gt;&quot;&quot;;[.A56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3]&lt;&gt;&quot;&quot;;[.A56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4]&lt;&gt;&quot;&quot;;[.A56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5]&lt;&gt;&quot;&quot;;[.A56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6]&lt;&gt;&quot;&quot;;[.A56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7]&lt;&gt;&quot;&quot;;[.A56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8]&lt;&gt;&quot;&quot;;[.A56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69]&lt;&gt;&quot;&quot;;[.A56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0]&lt;&gt;&quot;&quot;;[.A56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71]&lt;&gt;&quot;&quot;;[.A570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72]&lt;&gt;&quot;&quot;;[.A57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3]&lt;&gt;&quot;&quot;;[.A57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4]&lt;&gt;&quot;&quot;;[.A57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75]&lt;&gt;&quot;&quot;;[.A57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6]&lt;&gt;&quot;&quot;;[.A57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7]&lt;&gt;&quot;&quot;;[.A57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8]&lt;&gt;&quot;&quot;;[.A57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79]&lt;&gt;&quot;&quot;;[.A57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80]&lt;&gt;&quot;&quot;;[.A57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81]&lt;&gt;&quot;&quot;;[.A58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2]&lt;&gt;&quot;&quot;;[.A58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3]&lt;&gt;&quot;&quot;;[.A58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4]&lt;&gt;&quot;&quot;;[.A58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5]&lt;&gt;&quot;&quot;;[.A58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6]&lt;&gt;&quot;&quot;;[.A58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7]&lt;&gt;&quot;&quot;;[.A58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88]&lt;&gt;&quot;&quot;;[.A58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89]&lt;&gt;&quot;&quot;;[.A58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90]&lt;&gt;&quot;&quot;;[.A58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591]&lt;&gt;&quot;&quot;;[.A59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8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92]&lt;&gt;&quot;&quot;;[.A59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93]&lt;&gt;&quot;&quot;;[.A592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94]&lt;&gt;&quot;&quot;;[.A593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95]&lt;&gt;&quot;&quot;;[.A59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96]&lt;&gt;&quot;&quot;;[.A59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597]&lt;&gt;&quot;&quot;;[.A596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98]&lt;&gt;&quot;&quot;;[.A597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599]&lt;&gt;&quot;&quot;;[.A598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00]&lt;&gt;&quot;&quot;;[.A599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01]&lt;&gt;&quot;&quot;;[.A60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2]&lt;&gt;&quot;&quot;;[.A60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3]&lt;&gt;&quot;&quot;;[.A60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4]&lt;&gt;&quot;&quot;;[.A60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5]&lt;&gt;&quot;&quot;;[.A60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6]&lt;&gt;&quot;&quot;;[.A605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07]&lt;&gt;&quot;&quot;;[.A606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08]&lt;&gt;&quot;&quot;;[.A607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09]&lt;&gt;&quot;&quot;;[.A608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610]&lt;&gt;&quot;&quot;;[.A609]+1;&quot;&quot;)">
            <text:p/>
          </table:table-cell>
          <table:table-cell table:content-validation-name="val1" table:number-columns-repeated="13"/>
          <table:table-cell table:style-name="ce39" table:content-validation-name="val1"/>
          <table:table-cell table:content-validation-name="val1" table:number-columns-repeated="4"/>
          <table:table-cell table:number-columns-repeated="1005"/>
        </table:table-row>
        <table:table-row table:style-name="ro6">
          <table:table-cell table:style-name="ce97" table:formula="of:=IF([.B611]&lt;&gt;&quot;&quot;;[.A610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12]&lt;&gt;&quot;&quot;;[.A611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13]&lt;&gt;&quot;&quot;;[.A612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content-validation-name="val1" table:number-columns-repeated="9"/>
          <table:table-cell table:number-columns-repeated="1005"/>
        </table:table-row>
        <table:table-row table:style-name="ro6">
          <table:table-cell table:style-name="ce97" table:formula="of:=IF([.B614]&lt;&gt;&quot;&quot;;[.A613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>
          <table:table-cell table:style-name="ce97" table:formula="of:=IF([.B615]&lt;&gt;&quot;&quot;;[.A614]+1;&quot;&quot;)">
            <text:p/>
          </table:table-cell>
          <table:table-cell table:style-name="ce25" table:content-validation-name="val1" table:number-columns-repeated="2"/>
          <table:table-cell table:style-name="ce27" table:content-validation-name="val1" table:number-columns-repeated="7"/>
          <table:table-cell table:style-name="ce39" table:content-validation-name="val1" table:number-columns-repeated="2"/>
          <table:table-cell table:style-name="ce44" table:content-validation-name="val1"/>
          <table:table-cell table:style-name="ce39" table:content-validation-name="val1" table:number-columns-repeated="5"/>
          <table:table-cell table:style-name="ce48" table:content-validation-name="val1"/>
          <table:table-cell table:number-columns-repeated="1005"/>
        </table:table-row>
        <table:table-row table:style-name="ro6" table:number-rows-repeated="445">
          <table:table-cell/>
          <table:table-cell table:content-validation-name="val1" table:number-columns-repeated="18"/>
          <table:table-cell table:number-columns-repeated="1005"/>
        </table:table-row>
        <table:table-row table:style-name="ro6" table:number-rows-repeated="1047438">
          <table:table-cell table:number-columns-repeated="11"/>
          <table:table-cell table:content-validation-name="val3"/>
          <table:table-cell table:number-columns-repeated="1012"/>
        </table:table-row>
        <table:table-row table:style-name="ro12" table:number-rows-repeated="77">
          <table:table-cell table:number-columns-repeated="11"/>
          <table:table-cell table:content-validation-name="val3"/>
          <table:table-cell table:number-columns-repeated="1012"/>
        </table:table-row>
        <table:table-row table:style-name="ro12">
          <table:table-cell table:number-columns-repeated="11"/>
          <table:table-cell table:content-validation-name="val3"/>
          <table:table-cell table:number-columns-repeated="1012"/>
        </table:table-row>
        <table:named-expressions>
          <table:named-range table:name="_xlnm._FilterDatabase" table:base-cell-address="$Instructions.$A$1" table:cell-range-address="$MAIN.$B$4:.$AA$29"/>
        </table:named-expressions>
      </table:table>
      <table:table table:name="VARIABLES" table:style-name="ta3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5">
          <table:table-cell table:number-columns-repeated="2"/>
          <table:table-cell table:style-name="ce358" office:value-type="string" calcext:value-type="string">
            <text:p>US STAT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5">
          <table:table-cell table:number-columns-repeated="2"/>
          <table:table-cell table:style-name="ce95" table:content-validation-name="val1" office:value-type="string" calcext:value-type="string">
            <text:p>Alabama (AL)</text:p>
          </table:table-cell>
          <table:table-cell/>
          <table:table-cell table:style-name="ce103"/>
          <table:table-cell/>
          <table:table-cell table:style-name="ce103"/>
          <table:table-cell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Alaska (AK)</text:p>
          </table:table-cell>
          <table:table-cell/>
          <table:table-cell table:style-name="ce103"/>
          <table:table-cell/>
          <table:table-cell table:style-name="ce103"/>
          <table:table-cell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Arizona (AZ)</text:p>
          </table:table-cell>
          <table:table-cell/>
          <table:table-cell table:style-name="ce103"/>
          <table:table-cell table:content-validation-name="val3"/>
          <table:table-cell table:style-name="ce103" table:content-validation-name="val3"/>
          <table:table-cell table:content-validation-name="val3"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Arkansas (AR)</text:p>
          </table:table-cell>
          <table:table-cell/>
          <table:table-cell table:style-name="ce103"/>
          <table:table-cell table:content-validation-name="val3"/>
          <table:table-cell table:style-name="ce103" table:content-validation-name="val3"/>
          <table:table-cell table:content-validation-name="val3"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California (CA)</text:p>
          </table:table-cell>
          <table:table-cell/>
          <table:table-cell table:style-name="ce103"/>
          <table:table-cell table:content-validation-name="val3"/>
          <table:table-cell table:style-name="ce103" table:content-validation-name="val3"/>
          <table:table-cell table:content-validation-name="val3"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Colorado (CO)</text:p>
          </table:table-cell>
          <table:table-cell/>
          <table:table-cell table:style-name="ce103"/>
          <table:table-cell table:content-validation-name="val3"/>
          <table:table-cell table:style-name="ce103" table:content-validation-name="val3"/>
          <table:table-cell table:content-validation-name="val3"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Connecticut (CT)</text:p>
          </table:table-cell>
          <table:table-cell/>
          <table:table-cell table:style-name="ce103"/>
          <table:table-cell table:content-validation-name="val3"/>
          <table:table-cell table:style-name="ce103" table:content-validation-name="val3"/>
          <table:table-cell table:content-validation-name="val3"/>
          <table:table-cell table:style-name="ce103"/>
          <table:table-cell/>
          <table:table-cell table:style-name="ce103"/>
          <table:table-cell table:number-columns-repeated="1013"/>
        </table:table-row>
        <table:table-row table:style-name="ro5">
          <table:table-cell table:number-columns-repeated="2"/>
          <table:table-cell table:style-name="ce98" table:content-validation-name="val1" office:value-type="string" calcext:value-type="string">
            <text:p>Delaware (DE)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District of Columbia (DC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Florida (FL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Georgia (G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Hawaii (HI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Idaho (ID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Illinois (IL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Indiana (IN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Iowa (I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Kansas (KS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Kentucky (KY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Louisiana (L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aine (ME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aryland (MD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assachusetts (M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ichigan (MI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innesota (MN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ississippi (MS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issouri (MO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Montana (MT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braska (NE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vada (NV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w Hampshire (NH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w Jersey (NJ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w Mexico (NM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ew York (NY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orth Carolina (NC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North Dakota (ND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Ohio (OH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Oklahoma (OK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Oregon (OR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Pennsylvania (P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Rhode Island (RI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South Carolina (SC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South Dakota (SD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Tennessee (TN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Texas (TX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Utah (UT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Vermont (VT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Virginia (V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Washington (WA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West Virginia (WV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8" table:content-validation-name="val1" office:value-type="string" calcext:value-type="string">
            <text:p>Wisconsin (WI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99" table:content-validation-name="val1" office:value-type="string" calcext:value-type="string">
            <text:p>Wyoming (WY)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1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7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/>
          <table:table-cell table:style-name="ce89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7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8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18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10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4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10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4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9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6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7" table:content-validation-name="val3"/>
          <table:table-cell table:number-columns-repeated="1021"/>
        </table:table-row>
        <table:table-row table:style-name="ro6" table:number-rows-repeated="10482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ANDS" table:style-name="ta3">
        <table:table-column table:style-name="co1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4">
          <table:table-cell table:number-columns-repeated="2"/>
          <table:table-cell table:style-name="ce105" office:value-type="string" calcext:value-type="string">
            <text:p>Band Name</text:p>
          </table:table-cell>
          <table:table-cell table:style-name="ce105" office:value-type="string" calcext:value-type="string">
            <text:p>Nickname</text:p>
          </table:table-cell>
          <table:table-cell table:style-name="ce105" office:value-type="string" calcext:value-type="string">
            <text:p>Primary Genre</text:p>
          </table:table-cell>
          <table:table-cell table:style-name="ce100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107" office:value-type="string" calcext:value-type="string">
            <text:p>1000 Homo DJs</text:p>
          </table:table-cell>
          <table:table-cell/>
          <table:table-cell office:value-type="string" calcext:value-type="string">
            <text:p>Industria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2Pac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3 Doors 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88 Fingers Loui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Aaron Tippi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7" office:value-type="string" calcext:value-type="string">
            <text:p>AC/DC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7" office:value-type="string" calcext:value-type="string">
            <text:p>Achie Bell &amp; The Drell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erosmi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gony Sce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 Gree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abam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an Jack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Coll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Hammon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ice In Chain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ien Ant Far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l Time L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most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y &amp; AJ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mber Pacific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nvi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pril Win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office:value-type="string" calcext:value-type="string">
            <text:p>BTO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ad Compan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adfing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B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eat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ee Gees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en Harp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ig &amp; Ri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ill Haley &amp; the Comet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ill Withers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illy Oce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lack Crow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lack Sabbat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ackstree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oodhound Ga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 Che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 Octob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s Trave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 Dylan</text:p>
          </table:table-cell>
          <table:table-cell/>
          <table:table-cell office:value-type="string" calcext:value-type="string">
            <text:p>Fol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 Marl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b Seg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by Ba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bby 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n Jovi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nnie Ty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s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rian McKnigh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rook Ben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ryan Adam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ryan Whi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ddy Gu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ddy Mil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alling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andlebox</text:p>
          </table:table-cell>
          <table:table-cell table:number-columns-repeated="2"/>
          <table:table-cell office:value-type="string" calcext:value-type="string">
            <text:p>Blues Rock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07" office:value-type="string" calcext:value-type="string">
            <text:p>Carlos Santan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arter Family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eeLo Gree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Dra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Mcco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Pri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Ri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/>
          <table:table-cell office:value-type="string" calcext:value-type="string">
            <text:p>Novelty – Comed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het Atk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ord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uck Ber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ity Hig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lash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ollin Ray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mmander Cod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mmodor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nway Twit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rey Har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ounting Crow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a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e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anny O' Keef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nzig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avid Allen Co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vid Lee Ro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y To Remember, 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ead Kennedys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ef Leppa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el Shann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elbert Mcclin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iesel Bo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ire Strait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shwall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xie Chick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kk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lly Par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 William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na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nny Hathaw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ov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o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. Dre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ive By Truck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wight Yoakam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ag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ddie Mon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ddie Rabbi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ddy Arnol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lmore Jam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lvis Presle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ric Clapto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verly Brother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ats Domino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lat &amp; Scrugg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leetwood Mac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loat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ogha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oreign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reddie Fender</text:p>
          </table:table-cell>
          <table:table-cell/>
          <table:table-cell office:value-type="string" calcext:value-type="string">
            <text:p>Blue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reddie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ap Band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arth Brook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ne Vincen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e Jone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e Strai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len Campbell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loria Gaynor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o-Go'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rand Fun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uess Who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uitar Sli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uns N' Rose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ank Snow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nk Williams Sr.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nk Williams Jr.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rry Chapi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elme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enry Gr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it The Light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owlin' Wol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uey Lew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ugh Masekel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Incubu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Isley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mes Brow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n &amp; De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ane's Addi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son Alde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rry Lee Lew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rry R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thro Tul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 Croc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i Hendrix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my R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e f/ 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oe Wal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ohn Ander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Denv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Foger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Lee Hoo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Lenn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Michael Montgome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Stewart &amp; Stevie Nick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nie Taylo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ny Cash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udas Pries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ustin Bieb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eith Swea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ith Whitl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nny Rog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rmit The Fro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id Rock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ngs Of Le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nk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nack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ool &amp; The Ga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yus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7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ady Gag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arry Garn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atimo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Ann Rim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d Zeppeli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efty Frizze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nny Kravitz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ittle Walt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i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loyd Pri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os Lobo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udacris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yn Ander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ynyrd Skynyr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cy Playgroun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ilyn Manso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k Chesnu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arty Robb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atchbox Twent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cKinley Mitche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n At Wor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rle Hagga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rle Tr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rvin Dreav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s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tallic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ichael Jackson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ichelle Bran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oody Blu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otley Cr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otorhea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uddy Wat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uppet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azare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eal McCo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eil Young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elly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ew Found Glory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ne Inch Nail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rvan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tty Gritty Dirt Band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ot By Cha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WA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akridge Bo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hio Play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n Deck Entertainme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range Gobli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tis Redd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utkast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zzy Osbour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arliame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atty Loveles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earl Ja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enguin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ennywis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ercy Sledg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hil Coll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olice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op Evi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rimu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rocol Haru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ure Prairie Leag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Quee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diohea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inbow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mmstei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mones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ndy Tr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y Charl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ed Hot Chili Pepp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eel Big Fish</text:p>
          </table:table-cell>
          <table:table-cell/>
          <table:table-cell office:value-type="string" calcext:value-type="string">
            <text:p>SKA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E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ck Nel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ick Springfiel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coche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ictchie Valen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ghteous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od Stewar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dney Carrington</text:p>
          </table:table-cell>
          <table:table-cell/>
          <table:table-cell office:value-type="string" calcext:value-type="string">
            <text:p>Humo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ger Miller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lling Ston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onnie Milsap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y Acuf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unawa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m The Sha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ntan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wyer Brown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ay Anythi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cott Bakul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eal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earc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ee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emisonic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henendoa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hine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hocking Bl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kid Row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lipkno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oggy Bottom Bo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oul Asylu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oundgard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Sgt. Barry Sadl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aple Sing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atler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eve Hol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evie Ray Vaugh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one Sou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tray Cat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ublim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ugarloa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urfari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weet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ystem of a Down</text:p>
          </table:table-cell>
          <table:table-cell office:value-type="string" calcext:value-type="string">
            <text:p>SOAD</text:p>
          </table:table-cell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-Bone Wal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aco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anya Tuc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mptation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nacious 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ennesse Ernie Fo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sl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hin Lizz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hree Dog Nigh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oby Kei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onic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ony Rich Project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e Adk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By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Chapm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Lawren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V Theme</text:p>
          </table:table-cell>
          <table:table-cell/>
          <table:table-cell office:value-type="string" calcext:value-type="string">
            <text:p>[THEME SONG]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yrone D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Van Moriss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Vanilla I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Vince Gi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aylon Jenning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e The King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a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ite Zombi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o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ilbert Harri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d Cher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lie Nel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son Picke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olfmo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Yardbird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ZZ Hi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ZZ Top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ony Joe White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ohnny Paycheck</text:p>
          </table:table-cell>
          <table:table-cell table:number-columns-repeated="1021"/>
        </table:table-row>
        <table:table-row table:style-name="ro6" table:number-rows-repeated="16">
          <table:table-cell table:number-columns-repeated="1024"/>
        </table:table-row>
        <table:table-row table:style-name="ro6">
          <table:table-cell table:number-columns-repeated="2"/>
          <table:table-cell table:style-name="ce102" table:number-columns-repeated="5"/>
          <table:table-cell table:number-columns-repeated="1017"/>
        </table:table-row>
        <table:table-row table:style-name="ro6" table:number-rows-repeated="104821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40" table:number-columns-repeated="20" table:default-cell-style-name="Default"/>
        <table:table-column table:style-name="co1" table:number-columns-repeated="998" table:default-cell-style-name="Default"/>
        <table:table-row table:style-name="ro15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6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6-17" calcext:value-type="date">
            <text:p>June 17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5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6" table:number-rows-repeated="1047572">
          <table:table-cell table:number-columns-repeated="1024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US_States" table:target-range-address="VARIABLES.C3:VARIABLES.C53" table:on-update-keep-styles="true" table:on-update-keep-size="false"/>
        <table:database-range table:name="__Anonymous_Sheet_DB__1" table:target-range-address="MAIN.A1:MAIN.Y1048576"/>
        <table:database-range table:name="__Anonymous_Sheet_DB__2" table:target-range-address="VARIABLES.C31:VARIABLES.C314" table:contains-header="false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BANDS.C2:BANDS.E3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06:22:47.1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ong_20_List" style:display-name="Song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1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19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0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4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6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8">00/00/0000</text:date></text:span><text:span text:style-name="MT1">, </text:span><text:span text:style-name="MT1"><text:time style:data-style-name="N2" text:time-value="06:22:47.129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6-18T07:46:07.207000000</dc:date>
    <meta:editing-duration>PT6H45M4S</meta:editing-duration>
    <meta:editing-cycles>155</meta:editing-cycles>
    <meta:document-statistic meta:table-count="5" meta:cell-count="1215" meta:object-count="0"/>
  </office:meta>
</office:document-meta>
</file>